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c4ea" officeooo:paragraph-rsid="0006ddd2"/>
    </style:style>
    <style:style style:name="P2" style:family="paragraph" style:parent-style-name="Standard">
      <style:text-properties officeooo:rsid="0005c4ea" officeooo:paragraph-rsid="0005c4ea" fo:background-color="#ffff00"/>
    </style:style>
    <style:style style:name="T1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TEST) ingjae@Friday ~/.conda/envs/TEST/opencv/object_detection_tensorflow $</text:p>
      <text:p text:style-name="P1"><text:s/><text:span text:style-name="T1">pip install --target /home/ingjae/.conda/envs/TEST/lib/python3.7/site-packages cython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6:24:32.453238968</meta:creation-date>
    <dc:date>2019-07-16T13:36:45.553832440</dc:date>
    <meta:editing-duration>PT10M3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0" meta:character-count="162" meta:non-whitespace-character-count="154"/>
  </office:meta>
</office:document-meta>
</file>